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1177" officeooo:paragraph-rsid="000b1177"/>
    </style:style>
    <style:style style:name="P2" style:family="paragraph" style:parent-style-name="Standard">
      <style:text-properties officeooo:rsid="000b15d4" officeooo:paragraph-rsid="000b15d4"/>
    </style:style>
    <style:style style:name="T1" style:family="text">
      <style:text-properties officeooo:rsid="000b1177"/>
    </style:style>
    <style:style style:name="T2" style:family="text">
      <style:text-properties officeooo:rsid="000b15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fter I divided my data into train and test,<text:span text:style-name="T1"> I applied linear regression and investigated its error which was remarkably huge, then I tried polynomial of degree 2 and kept increasing its degree, and it was clear that the</text:span></text:p>
      <text:p text:style-name="P1"/>
      <text:p text:style-name="P1">now it is clear that the optimum degree here is the second degree as what before is underfitting BUT it is clear that the error here is big so it must have been an over fitting happened due to that we considered all the variables at the beginning of calculations, so simply we need here to iterate and test all the possible combinations of the variables we should consider, and take the least error combination, BUT this requires huge computation power and a lot a lot of time. so i will investigate my data first and decide which data to consider trying to get the least error<text:line-break/>So first I needed to see heatmap and ex<text:span text:style-name="T2">cluded the highly correlated between each other</text:span></text:p>
      <text:p text:style-name="P2">also excluded the zero correlation between the house price and the other data</text:p>
      <text:p text:style-name="P2">that was my approach and it worked</text:p>
      <text:p text:style-name="P2">as the error became zero after it was 13 digit number</text:p>
      <text:p text:style-name="P2">linear regression was b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6T20:02:38.895000000</meta:creation-date>
    <dc:date>2021-06-26T20:18:26.606000000</dc:date>
    <meta:editing-duration>PT5M37S</meta:editing-duration>
    <meta:editing-cycles>1</meta:editing-cycles>
    <meta:document-statistic meta:table-count="0" meta:image-count="0" meta:object-count="0" meta:page-count="1" meta:paragraph-count="6" meta:word-count="196" meta:character-count="1075" meta:non-whitespace-character-count="884"/>
    <meta:generator>Neat_Office/6.2.8.2$Windows_x86 LibreOffice_project/</meta:generator>
  </office:meta>
</office:document-meta>
</file>